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waz Poudyal</text:p>
      <text:p text:style-name="P1">Possible Conjecture: </text:p>
      <text:p text:style-name="Standard">For any sequence S, at least 2S or 3S has a tail length equal to that of S.</text:p>
      <text:p text:style-name="Standard"><text:tab/><text:tab/><text:tab/><text:tab/>t(S) = t(2S) or/and t(3S) </text:p>
      <text:p text:style-name="Standard"/>
      <text:p text:style-name="Standard">The prefix 2/3 may or may not be neutral, but the tails are always the same. </text:p>
      <text:p text:style-name="Standard"/>
      <text:p text:style-name="Standard">This was exhaustively verified for every sequence up to length 33 and all sequences with length 38 </text:p>
      <text:p text:style-name="Standard"/>
      <text:p text:style-name="P1">Path towards possible proof: </text:p>
      <text:p text:style-name="Standard"/>
      <text:p text:style-name="Standard">The conjecture holds by definition for trivial cases in which the added prefix is neutral. </text:p>
      <text:p text:style-name="Standard"/>
      <text:p text:style-name="Standard">For other cases, consider a sequence S such that t(S) = x, and t(2S) =\= x. </text:p>
      <text:p text:style-name="Standard"/>
      <text:p text:style-name="Standard">This means that adding a 2 in the front changes the tail of the sequence at some point by </text:p>
      <text:p text:style-name="Standard">completing a pattern that starts with a 2, that is, at some point the initial sequence and </text:p>
      <text:p text:style-name="Standard">the tail can be written as </text:p>
      <text:p text:style-name="Standard"><text:tab/><text:tab/><text:tab/><text:tab/>A(2A)<text:span text:style-name="T1">K</text:span>, </text:p>
      <text:p text:style-name="Standard"/>
      <text:p text:style-name="Standard">where k&gt;=1 and |A|&gt;=0. A 2-prefix changes the sequence to (2A)<text:span text:style-name="T2">(K+1)</text:span>, thus changing </text:p>
      <text:p text:style-name="Standard">the curl and the tail. </text:p>
      <text:p text:style-name="Standard"/>
      <text:p text:style-name="Standard">To prove the conjecture for these sequences, we need to prove that a 3-Prefix does not change </text:p>
      <text:p text:style-name="Standard">the sequence's tail, that is </text:p>
      <text:p text:style-name="Standard"><text:tab/><text:tab/><text:tab/><text:tab/>t(3A(2A)<text:span text:style-name="T1">K</text:span>) = t(A(2A)<text:span text:style-name="T1">K</text:span>) </text:p>
      <text:p text:style-name="Standard"/>
      <text:p text:style-name="Standard">Similarly, for another sequence Q for which t(S) =\= t(3S) </text:p>
      <text:p text:style-name="Standard"/>
      <text:p text:style-name="Standard">The pattern must be </text:p>
      <text:p text:style-name="Standard"><text:tab/><text:tab/><text:tab/><text:tab/>A(3A)<text:span text:style-name="T1">K</text:span>, </text:p>
      <text:p text:style-name="Standard"/>
      <text:p text:style-name="Standard">where k&gt;=2 (notice the change in lower bound of K) and </text:p>
      <text:p text:style-name="Standard"/>
      <text:p text:style-name="Standard"><text:tab/><text:tab/><text:tab/><text:tab/>t(2A(3A)<text:span text:style-name="T1">K</text:span>) = t(A(3A)<text:span text:style-name="T1">K</text:span>) </text:p>
      <text:p text:style-name="Standard"/>
      <text:p text:style-name="Standard">The existence of these patterns were verified for each rotten sequence with length &lt;10 </text:p>
      <text:p text:style-name="Standard">and some rotten sequences with length&gt;=10.</text:p>
      <text:p text:style-name="Standard"/>
      <text:p text:style-name="Standard"><text:span text:style-name="T3">Proof: No doubly rotten sequence exist </text:span></text:p>
      <text:p text:style-name="Standard"/>
      <text:p text:style-name="Standard">Assume that the conjecture above is true. From the conjecture, for a X-rotten sequence S, </text:p>
      <text:p text:style-name="Standard"><text:tab/><text:tab/><text:tab/><text:tab/> </text:p>
      <text:p text:style-name="Standard"><text:tab/><text:tab/><text:tab/><text:tab/><text:tab/>t(YS) = t(S), </text:p>
      <text:p text:style-name="Standard">where X=2 if Y=3 and X=3 if Y=2 </text:p>
      <text:p text:style-name="Standard"/>
      <text:p text:style-name="Standard">Hence, doubly rotten sequence do not exist. By the same logic, ‘doubly-active’ sequences, the opposite </text:p>
      <text:p text:style-name="Standard">of rotten sequences, also do not exist.</text:p>
      <text:p text:style-name="Standard"/>
      <text:p text:style-name="Standard"><text:soft-page-break/>To prove: 3A2A2A and A2A2A have the same tail.</text:p>
      <text:p text:style-name="Standard"/>
      <text:p text:style-name="Standard">3A2A2A</text:p>
      <text:p text:style-name="Standard"/>
      <text:p text:style-name="Standard">For the 3-prefix to be used to compute and possibly change the curl at some point, a 3A2A2A tail should be generated:</text:p>
      <text:p text:style-name="Standard"/>
      <text:p text:style-name="Standard">3A2A2A3A2A2A</text:p>
      <text:p text:style-name="Standard"/>
      <text:p text:style-name="Standard">The presence of 3 in the front completes some pattern 2 times, but the curl of both the sequences is still 3, because we know from earlier that a A2A2A gives a 3</text:p>
      <text:p text:style-name="Standard"/>
      <text:p text:style-name="Standard">3A2A2A3A2A2A3</text:p>
      <text:p text:style-name="Standard"/>
      <text:p text:style-name="Standard">Now, if the pattern is not repeated, the statement is true as the leading 3 will not be used to compute curl again. However, if the pattern repeats again, it gives a curl 3, still is still the same tail as the original sequence</text:p>
      <text:p text:style-name="Standard"/>
      <text:p text:style-name="Standard">3A2A2A3A2A2A3A2A2A</text:p>
      <text:p text:style-name="Standard"/>
      <text:p text:style-name="Standard">So far, the 3 prefix has had no effect. Now if the pattern repeats again, we would get a curl of 4 because</text:p>
      <text:p text:style-name="Standard">of the prefix, but the pattern gets broken, because 2A2A3A gets repeated 3 times and a 3 is obtained instead of a 2:</text:p>
      <text:p text:style-name="Standard"/>
      <text:p text:style-name="Standard">3A2A2A3A2A2A3A2A2A3A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02in" style:type="center"/>
          <style:tab-stop style:position="7.0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098in" fo:margin-top="0.7098in" fo:margin-bottom="0.7098in" fo:margin-left="0.7098in" fo:margin-right="0.709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waz Poudyal</meta:initial-creator>
    <meta:creation-date>2015-07-10T09:47:52</meta:creation-date>
    <dc:date>2015-07-13T16:51:53</dc:date>
    <dc:creator>Riwaz Poudyal</dc:creator>
    <meta:editing-duration>P0D</meta:editing-duration>
    <meta:editing-cycles>2</meta:editing-cycles>
    <meta:generator>LibreOffice/3.5$Linux_X86_64 LibreOffice_project/350m1$Build-2</meta:generator>
    <meta:printed-by>Riwaz Poudyal</meta:printed-by>
    <meta:print-date>2015-07-10T10:45:19</meta:print-date>
    <meta:document-statistic meta:table-count="0" meta:image-count="0" meta:object-count="0" meta:page-count="2" meta:paragraph-count="43" meta:word-count="444" meta:character-count="2460" meta:non-whitespace-character-count="2001"/>
  </office:meta>
</office:document-meta>
</file>